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8465in"/>
    </style:style>
    <style:style style:name="co3" style:family="table-column">
      <style:table-column-properties fo:break-before="auto" style:column-width="2.7736in"/>
    </style:style>
    <style:style style:name="co4" style:family="table-column">
      <style:table-column-properties fo:break-before="auto" style:column-width="0.3134in"/>
    </style:style>
    <style:style style:name="co5" style:family="table-column">
      <style:table-column-properties fo:break-before="auto" style:column-width="2.1937in"/>
    </style:style>
    <style:style style:name="co6" style:family="table-column">
      <style:table-column-properties fo:break-before="auto" style:column-width="0.35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calcext:value-type="string">
            <text:p>#info</text:p>
          </table:table-cell>
          <table:table-cell office:value-type="string" calcext:value-type="string">
            <text:p>МФТИ</text:p>
          </table:table-cell>
          <table:table-cell office:value-type="string" calcext:value-type="string">
            <text:p>Федеральное государственное автономное образовательное учреждение высшего образования «Московский физико-технический институт (национальный исследовательский университет)»</text:p>
          </table:table-cell>
          <table:table-cell/>
          <table:table-cell table:number-columns-repeated="2" office:value-type="string" calcext:value-type="string">
            <text:p>11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икладная математика и информатика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.03.02</text:p>
          </table:table-cell>
          <table:table-cell office:value-type="string" calcext:value-type="string">
            <text:p>Проектирование и разработка комплексных бизнес-приложений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1.03.01</text:p>
          </table:table-cell>
          <table:table-cell office:value-type="string" calcext:value-type="string">
            <text:p>Фундаментальная математика</text:p>
          </table:table-cell>
          <table:table-cell office:value-type="string" calcext:value-type="string">
            <text:p>MFIR</text:p>
          </table:table-cell>
          <table:table-cell office:value-type="string" calcext:value-type="string">
            <text:p>vshm</text:p>
          </table:table-cell>
          <table:table-cell table:number-columns-repeated="1637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Радиотехника и компьютерные технологии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frkt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Общая и прикладная физика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lfi</text:p>
          </table:table-cell>
          <table:table-cell table:number-columns-repeated="1637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Авиационные технологии и автономные транспортные системы</text:p>
          </table:table-cell>
          <table:table-cell office:value-type="string" calcext:value-type="string">
            <text:p>MFI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Геокосмические науки и технологии</text:p>
          </table:table-cell>
          <table:table-cell office:value-type="string" calcext:value-type="string">
            <text:p>MFI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Физика перспективных технологий</text:p>
          </table:table-cell>
          <table:table-cell office:value-type="string" calcext:value-type="string">
            <text:p>MFCR</text:p>
          </table:table-cell>
          <table:table-cell office:value-type="string" calcext:value-type="string">
            <text:p>fefm</text:p>
          </table:table-cell>
          <table:table-cell table:number-columns-repeated="1637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Биофизика и биоинформатика</text:p>
          </table:table-cell>
          <table:table-cell office:value-type="string" calcext:value-type="string">
            <text:p>MFCIR</text:p>
          </table:table-cell>
          <table:table-cell office:value-type="string" calcext:value-type="string">
            <text:p>fbmf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3.03.01</text:p>
          </table:table-cell>
          <table:table-cell office:value-type="string" calcext:value-type="string">
            <text:p>Природоподобные, плазменные и ядерные технологии</text:p>
          </table:table-cell>
          <table:table-cell office:value-type="string" calcext:value-type="string">
            <text:p>MFCIR</text:p>
          </table:table-cell>
          <table:table-cell office:value-type="string" calcext:value-type="string">
            <text:p>knt</text:p>
          </table:table-cell>
          <table:table-cell table:number-columns-repeated="1637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Компьютерные технологии и вычислительная техника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rkt</text:p>
          </table:table-cell>
          <table:table-cell table:number-columns-repeated="1637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Программная инженерия и компьютерные технологии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Системное программирование и прикладная математика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Естественные и компьютерные науки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9.03.01</text:p>
          </table:table-cell>
          <table:table-cell office:value-type="string" calcext:value-type="string">
            <text:p>Математическое моделирование и теория управления</text:p>
          </table:table-cell>
          <table:table-cell office:value-type="string" calcext:value-type="string">
            <text:p>MIFR</text:p>
          </table:table-cell>
          <table:table-cell office:value-type="string" calcext:value-type="string">
            <text:p>fpmi</text:p>
          </table:table-cell>
          <table:table-cell table:number-columns-repeated="1637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.03.04</text:p>
          </table:table-cell>
          <table:table-cell office:value-type="string" calcext:value-type="string">
            <text:p>Программная инженерия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vshpi</text:p>
          </table:table-cell>
          <table:table-cell table:number-columns-repeated="1637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1.03.04</text:p>
          </table:table-cell>
          <table:table-cell office:value-type="string" calcext:value-type="string">
            <text:p>Электроника и наноэлектроника</text:p>
          </table:table-cell>
          <table:table-cell office:value-type="string" calcext:value-type="string">
            <text:p>MFC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6.03.01</text:p>
          </table:table-cell>
          <table:table-cell office:value-type="string" calcext:value-type="string">
            <text:p>Техническая физика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fakt</text:p>
          </table:table-cell>
          <table:table-cell table:number-columns-repeated="1637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9.03.01</text:p>
          </table:table-cell>
          <table:table-cell office:value-type="string" calcext:value-type="string">
            <text:p>Биотехнология</text:p>
          </table:table-cell>
          <table:table-cell office:value-type="string" calcext:value-type="string">
            <text:p>BMCIFR</text:p>
          </table:table-cell>
          <table:table-cell office:value-type="string" calcext:value-type="string">
            <text:p>fbmf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#lgots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по математике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P0</text:p>
          </table:table-cell>
          <table:table-cell table:number-columns-repeated="2"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1 .fakt .fpmi .fbmf .knt .fbvt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3 14 15 .frkt .lfi .fakt .fefm .fbmf .knt .fbvt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4 <text:s/>15 .fefm .fbmf .knt .fbvt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14 15 .fbmf .fbvt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4 .lfi .fakt .fefm .knt .vshpi 14 15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.fpmi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.frkt .fbmf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.frkt .vshpi</text:p>
          </table:table-cell>
          <table:table-cell office:value-type="string" calcext:value-type="string">
            <text:p>*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русскому языку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экономике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астрономии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office:value-type="string" calcext:value-type="string">
            <text:p>Всероссийская олимпиада школьников по технологии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rk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lf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едметная олимпиада "Юные таланты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knt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vshpi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Формула Единства"/"Третье тысячелети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Миссия выполнима. Твое призвание - финансист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Сечен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едметная олимпиада "Юные таланты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гене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Гранит наук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Надежда энергетики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Надежда энергети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химии в ФГБОУ ВО ПСПбГМУ им. И.П. Павлова Минздрава Росс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Пироговская олимпиада для школьников по химии и биолог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биолог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bmf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Менделеевская Олимпиада по химии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едметная олимпиада "Юные таланты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предпрофессиональна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химическая олимпиада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хи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.fefm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Формула Единства"/"Третье тысячелети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эрокосм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летающая 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наносистемы и наноинженер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спутников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технологии беспроводной связ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ий конкурс научных работ школьников "Юниор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узовско-академическая олимпиада по информатике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женерн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Интернет-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 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 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компьютер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имени И.Я. Верченко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 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офильная инженерная олимпиада "Звезда"</text:p>
          </table:table-cell>
          <table:table-cell office:value-type="string" calcext:value-type="string">
            <text:p>естествен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ногопрофильная инженерная олимпиада "Звезда"</text:p>
          </table:table-cell>
          <table:table-cell office:value-type="string" calcext:value-type="string">
            <text:p>техника и технологи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бъединенная межвуз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Курчат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Гранит наук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женерные наук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космонав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7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механика и математическое моделирование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робототехн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Ломоносов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научно-технический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 7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компьютерное моделирование и граф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6 1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Шаг в будущее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программированию "ТехноКубок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женерные системы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ческое моделирование и 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Юношеской математической школы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инженерное дело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информационные и коммуникационные технологии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 7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олимпиада школьников "Газпр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2 6 7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раслевая физико-математическая олимпиада школьников "Росатом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астрономическая олимпиада</text:p>
          </table:table-cell>
          <table:table-cell office:value-type="string" calcext:value-type="string">
            <text:p>астрономия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астрономия и науки о земле</text:p>
          </table:table-cell>
          <table:table-cell office:value-type="string" calcext:value-type="string">
            <text:p>W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имени М.В. Ломоносов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автоматизация бизнес-процессов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по искусственному интеллекту</text:p>
          </table:table-cell>
          <table:table-cell office:value-type="string" calcext:value-type="string">
            <text:p>искусственный интеллект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анализ данных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основы бизнеса</text:p>
          </table:table-cell>
          <table:table-cell office:value-type="string" calcext:value-type="string">
            <text:p>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российская олимпиада школьников "Высшая проба"</text:p>
          </table:table-cell>
          <table:table-cell office:value-type="string" calcext:value-type="string">
            <text:p>экономика</text:p>
          </table:table-cell>
          <table:table-cell office:value-type="string" calcext:value-type="string">
            <text:p>W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Всесибирская открыт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Городская открытая олимпиада школьников по физике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еждународная олимпиада "Innopolis Open"</text:p>
          </table:table-cell>
          <table:table-cell office:value-type="string" calcext:value-type="string">
            <text:p>информационная безопасность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Московская олимпиада школьников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Покори Воробьевы горы!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Робофест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"Физтех"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по информатике и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W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Открытая олимпиада школьников по программированию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2 13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Санкт-Петербургская олимпиада школьник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1 14 15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Турнир городов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2 13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"Формула Единства"/"Третье тысячелетие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автоматизация бизнес-процессов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автономные транспорт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анализ космических снимков и геопространственных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аэрокосм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беспилотные авиационн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большие данные и машинное обучение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виртуальные миры: разработка компьютерных игр, технологии виртуальной реальности, технологии дополненной реальност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вод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нженерные биолог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нтеллектуальные робототехн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нтеллектуальные энергетически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летающая робототехн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наносистемы и наноинженер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нейротехнологии и когнитив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спутниковые системы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технологии беспроводной связ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междисциплинарная олимпиада школьников 8-11 класса "Национальная технологическая олимпиада"</text:p>
          </table:table-cell>
          <table:table-cell table:style-name="ce2" office:value-type="string" calcext:value-type="string">
            <text:p>ядерные технологи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по искусственному интеллекту</text:p>
          </table:table-cell>
          <table:table-cell table:style-name="ce2" office:value-type="string" calcext:value-type="string">
            <text:p>искусственный интеллект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анализ данных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олимпиада школьников "Высшая проба"</text:p>
          </table:table-cell>
          <table:table-cell table:style-name="ce2"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Сеченовская олимпиада школьников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Сеченовская олимпиада школьников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российская экономическая олимпиада школьников имени Н.Д. Кондратьева</text:p>
          </table:table-cell>
          <table:table-cell table:style-name="ce2" office:value-type="string" calcext:value-type="string">
            <text:p>эконом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сесибирская открытая олимпиада школьников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Вузовско-академическая олимпиада по информатике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Герценовская олимпиада школьников</text:p>
          </table:table-cell>
          <table:table-cell table:style-name="ce2"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Городская открытая олимпиада школьников по физике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Инженерная олимпиада школьников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Интернет-олимпиада школьников по физике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Менделеевская Олимпиада по химии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"Innopolis Open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"Innopolis Open"</text:p>
          </table:table-cell>
          <table:table-cell table:style-name="ce2" office:value-type="string" calcext:value-type="string">
            <text:p>информационная безопасность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"Innopolis Open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дународная олимпиада школьников Уральского федерального университета "Изумруд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Будущие исследователи - будущее науки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"Евразийская лингвистическая олимпиада"</text:p>
          </table:table-cell>
          <table:table-cell table:style-name="ce2"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имени И.Я. Верченко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ая олимпиада школьников на базе ведомственных образовательных организаций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-1</text:p>
          </table:table-cell>
          <table:table-cell table:style-name="ce2" office:value-type="string" calcext:value-type="string">
            <text:p>Межрегиональные предметные олимпиады федерального государственного автономного образовательного учреждения высшего образования "Казанский (Приволжский) федеральный университет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ногопредметная олимпиада "Юные таланты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астроно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гене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Московская олимпиада школьников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бъединенная межвузовск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кеан знаний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Курчат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Курчатов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РГГУ для школьников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инженерные науки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Ломоносов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Покори Воробьевы горы!"</text:p>
          </table:table-cell>
          <table:table-cell table:style-name="ce2" office:value-type="string" calcext:value-type="string">
            <text:p>иностранны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L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Покори Воробьевы горы!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Покори Воробьевы горы!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Робофест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инженерное дел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научно-технический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Физтех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Шаг в будущее"</text:p>
          </table:table-cell>
          <table:table-cell table:style-name="ce2" office:value-type="string" calcext:value-type="string">
            <text:p>инженерное дело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"Шаг в будущее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по информатике и программированию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по программированию "ТехноКубок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по химии в ФГБОУ ВО ПСПбГМУ им. И.П. Павлова Минздрава России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школьников Санкт-Петербургского государственного университета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лимпиада Юношеской математической школы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межвузовская олимпиада школьников Сибирского федерального округа "Будущее Сибири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олимпиада школьников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олимпиада школьников по программированию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олимпиада школьников по программированию "Когнитивные технологии"</text:p>
          </table:table-cell>
          <table:table-cell table:style-name="ce2" office:value-type="string" calcext:value-type="string">
            <text:p>инфор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региональная межвузовская олимпиада школьников (ОРМО) с международным участием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крытая химическая олимпиада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раслевая олимпиада школьников "Газпром"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раслевая физико-математическая олимпиада школьников "Росатом"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Отраслевая физико-математическая олимпиада школьников "Росатом"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Пироговская олимпиада для школьников по химии и биологии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-1</text:p>
          </table:table-cell>
          <table:table-cell table:style-name="ce2" office:value-type="string" calcext:value-type="string">
            <text:p>Пироговская олимпиада для школьников по химии и биологии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Плехановская олимпиада школьников</text:p>
          </table:table-cell>
          <table:table-cell table:style-name="ce2" office:value-type="string" calcext:value-type="string">
            <text:p>русский язык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Санкт-Петербургская астрономическая олимпиада</text:p>
          </table:table-cell>
          <table:table-cell table:style-name="ce2" office:value-type="string" calcext:value-type="string">
            <text:p>астроно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Санкт-Петербургская олимпиада школьник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Санкт-Петербургская олимпиада школьников</text:p>
          </table:table-cell>
          <table:table-cell table:style-name="ce2" office:value-type="string" calcext:value-type="string">
            <text:p>хим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Турнир городов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Турнир имени М.В. Ломоносова</text:p>
          </table:table-cell>
          <table:table-cell table:style-name="ce2" office:value-type="string" calcext:value-type="string">
            <text:p>биология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Турнир имени М.В. Ломоносова</text:p>
          </table:table-cell>
          <table:table-cell table:style-name="ce2" office:value-type="string" calcext:value-type="string">
            <text:p>математ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-1</text:p>
          </table:table-cell>
          <table:table-cell table:style-name="ce2" office:value-type="string" calcext:value-type="string">
            <text:p>Турнир имени М.В. Ломоносова</text:p>
          </table:table-cell>
          <table:table-cell table:style-name="ce2" office:value-type="string" calcext:value-type="string">
            <text:p>физика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</text:p>
          </table:table-cell>
          <table:table-cell table:number-columns-repeated="16378"/>
        </table:table-row>
        <table:table-row table:style-name="ro1" table:number-rows-repeated="10479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331:Sheet1.F35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name-asian="Cantarell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21:53:13.6250386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23:26.798408303</meta:creation-date>
    <dc:date>2025-01-25T21:53:21.317034358</dc:date>
    <meta:editing-duration>PT1H33M30S</meta:editing-duration>
    <meta:editing-cycles>17</meta:editing-cycles>
    <meta:generator>LibreOffice/24.8.4.2$Linux_X86_64 LibreOffice_project/480$Build-2</meta:generator>
    <meta:document-statistic meta:table-count="1" meta:cell-count="3563" meta:object-count="0"/>
  </office:meta>
</office:document-meta>
</file>